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officeooo:rsid="0013c684" officeooo:paragraph-rsid="0013c684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weight="bold" officeooo:rsid="0013c684" officeooo:paragraph-rsid="0013c684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13c684" officeooo:paragraph-rsid="0013c684" style:font-size-asian="12pt" style:font-weight-asian="normal" style:font-size-complex="12pt" style:font-weight-complex="normal"/>
    </style:style>
    <style:style style:name="P4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emorandum(HW 03) </text:p>
      <text:p text:style-name="P2"><draw:line text:anchor-type="paragraph" draw:z-index="0" draw:style-name="gr1" draw:text-style-name="P4" svg:x1="0.0047in" svg:y1="0.1665in" svg:x2="6.4839in" svg:y2="0.1665in"><text:p/></draw:line></text:p>
      <text:p text:style-name="P3"><text:span text:style-name="T1">To</text:span>: Professor Mark A. Yoder, Embedded systems</text:p>
      <text:p text:style-name="P3"><text:span text:style-name="T1">From</text:span>: Sanjeev Khare, b13226</text:p>
      <text:p text:style-name="P3"><text:span text:style-name="T1">Date</text:span>: 3 Sept 2015</text:p>
      <text:p text:style-name="P3"><text:span text:style-name="T1">Subject</text:span>: Proposed beaglebone projects/ hw03</text:p>
      <text:p text:style-name="P3"><draw:line text:anchor-type="paragraph" draw:z-index="1" draw:style-name="gr1" draw:text-style-name="P4" svg:x1="0.0154in" svg:y1="0.1346in" svg:x2="6.4843in" svg:y2="0.1449in"><text:p/></draw:line></text:p>
      <text:p text:style-name="P3">I have thought about following three projects:-</text:p>
      <text:p text:style-name="P3"/>
      <text:p text:style-name="P3">1. Amotion sensor or PIR which reads the motion of a person in a room a decides if he is asleep.</text:p>
      <text:p text:style-name="P3">In case the person fell asleep with lights on, beagle will turn it off.</text:p>
      <text:p text:style-name="P3"/>
      <text:p text:style-name="P3">2. Portable radio transmitter. Just attach a transmitter module. I have also seen gpio pins used a antenna/transmitter .</text:p>
      <text:p text:style-name="P3"/>
      <text:p text:style-name="P3">3. Humidity sensor will tell us directly or remotely if I should take my umbrella along with me.</text:p>
      <text:p text:style-name="P3"/>
      <text:p text:style-name="P3">Thank you.</text:p>
      <text:p text:style-name="P3"/>
      <text:p text:style-name="P3">Yours sincerely </text:p>
      <text:p text:style-name="P3">Sanjeev Khar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3T13:48:27.233000000</meta:creation-date>
    <dc:date>2015-09-03T13:59:15.989000000</dc:date>
    <meta:editing-duration>PT10M50S</meta:editing-duration>
    <meta:editing-cycles>1</meta:editing-cycles>
    <meta:document-statistic meta:table-count="0" meta:image-count="0" meta:object-count="0" meta:page-count="1" meta:paragraph-count="13" meta:word-count="107" meta:character-count="620" meta:non-whitespace-character-count="524"/>
    <meta:generator>LibreOffice/5.0.0.5$Windows_x86 LibreOffice_project/1b1a90865e348b492231e1c451437d7a15bb262b</meta:generator>
  </office:meta>
</office:document-meta>
</file>